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L</mi>
          <mi>i</mi>
        </msub>
        <mo stretchy="false">=</mo>
        <mrow>
          <munder>
            <mo stretchy="false">∑</mo>
            <mrow>
              <mi>m</mi>
              <mi>,</mi>
              <mi>n</mi>
            </mrow>
          </munder>
          <msub>
            <mo stretchy="false">ε</mo>
            <mrow>
              <mi mathvariant="italic">imn</mi>
            </mrow>
          </msub>
        </mrow>
      </mrow>
      <msub>
        <mi>x</mi>
        <mi>m</mi>
      </msub>
      <msub>
        <mi>p</mi>
        <mi>n</mi>
      </msub>
    </mrow>
    <annotation encoding="StarMath 5.0">L_i = sum from {m,n} %ivarepsilon _{imn} x_m p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6:39:29.776000000</meta:creation-date>
    <meta:generator>LibreOffice/4.1.4.2$Windows_x86 LibreOffice_project/0a0440ccc0227ad9829de5f46be37cfb6edcf72</meta:generator>
  </office:meta>
</office:document-meta>
</file>